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B" style:family="table-column">
      <style:table-column-properties style:column-width="5.667cm" style:rel-column-width="21844*"/>
    </style:style>
    <style:style style:name="Tableau2.C" style:family="table-column">
      <style:table-column-properties style:column-width="5.667cm" style:rel-column-width="2184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B" style:family="table-column">
      <style:table-column-properties style:column-width="5.667cm" style:rel-column-width="21844*"/>
    </style:style>
    <style:style style:name="Tableau3.C" style:family="table-column">
      <style:table-column-properties style:column-width="5.667cm" style:rel-column-width="2184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B" style:family="table-column">
      <style:table-column-properties style:column-width="5.667cm" style:rel-column-width="21844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B" style:family="table-column">
      <style:table-column-properties style:column-width="5.667cm" style:rel-column-width="21844*"/>
    </style:style>
    <style:style style:name="Tableau10.C" style:family="table-column">
      <style:table-column-properties style:column-width="5.667cm" style:rel-column-width="21846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B" style:family="table-column">
      <style:table-column-properties style:column-width="5.667cm" style:rel-column-width="21844*"/>
    </style:style>
    <style:style style:name="Tableau11.C" style:family="table-column">
      <style:table-column-properties style:column-width="5.667cm" style:rel-column-width="21846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B" style:family="table-column">
      <style:table-column-properties style:column-width="5.667cm" style:rel-column-width="21844*"/>
    </style:style>
    <style:style style:name="Tableau12.C" style:family="table-column">
      <style:table-column-properties style:column-width="5.667cm" style:rel-column-width="21846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C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B" style:family="table-column">
      <style:table-column-properties style:column-width="5.667cm" style:rel-column-width="21844*"/>
    </style:style>
    <style:style style:name="Tableau13.C" style:family="table-column">
      <style:table-column-properties style:column-width="5.667cm" style:rel-column-width="21846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C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5*"/>
    </style:style>
    <style:style style:name="Tableau14.B" style:family="table-column">
      <style:table-column-properties style:column-width="5.667cm" style:rel-column-width="21844*"/>
    </style:style>
    <style:style style:name="Tableau14.C" style:family="table-column">
      <style:table-column-properties style:column-width="5.667cm" style:rel-column-width="21846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C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B" style:family="table-column">
      <style:table-column-properties style:column-width="5.667cm" style:rel-column-width="21844*"/>
    </style:style>
    <style:style style:name="Tableau4.C" style:family="table-column">
      <style:table-column-properties style:column-width="5.667cm" style:rel-column-width="2184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B" style:family="table-column">
      <style:table-column-properties style:column-width="5.667cm" style:rel-column-width="21844*"/>
    </style:style>
    <style:style style:name="Tableau5.C" style:family="table-column">
      <style:table-column-properties style:column-width="5.667cm" style:rel-column-width="2184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B" style:family="table-column">
      <style:table-column-properties style:column-width="5.667cm" style:rel-column-width="21844*"/>
    </style:style>
    <style:style style:name="Tableau6.C" style:family="table-column">
      <style:table-column-properties style:column-width="5.667cm" style:rel-column-width="21846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6cm" style:rel-column-width="21840*"/>
    </style:style>
    <style:style style:name="Tableau8.B" style:family="table-column">
      <style:table-column-properties style:column-width="5.667cm" style:rel-column-width="21847*"/>
    </style:style>
    <style:style style:name="Tableau8.C" style:family="table-column">
      <style:table-column-properties style:column-width="5.667cm" style:rel-column-width="2184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6cm" style:rel-column-width="21840*"/>
    </style:style>
    <style:style style:name="Tableau9.B" style:family="table-column">
      <style:table-column-properties style:column-width="5.667cm" style:rel-column-width="21847*"/>
    </style:style>
    <style:style style:name="Tableau9.C" style:family="table-column">
      <style:table-column-properties style:column-width="5.667cm" style:rel-column-width="2184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C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6cm" style:rel-column-width="21840*"/>
    </style:style>
    <style:style style:name="Tableau15.B" style:family="table-column">
      <style:table-column-properties style:column-width="5.667cm" style:rel-column-width="21847*"/>
    </style:style>
    <style:style style:name="Tableau15.C" style:family="table-column">
      <style:table-column-properties style:column-width="5.667cm" style:rel-column-width="21848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6cm" style:rel-column-width="21840*"/>
    </style:style>
    <style:style style:name="Tableau16.B" style:family="table-column">
      <style:table-column-properties style:column-width="5.667cm" style:rel-column-width="21847*"/>
    </style:style>
    <style:style style:name="Tableau16.C" style:family="table-column">
      <style:table-column-properties style:column-width="5.667cm" style:rel-column-width="21848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C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5.667cm" style:rel-column-width="21845*"/>
    </style:style>
    <style:style style:name="Tableau17.B" style:family="table-column">
      <style:table-column-properties style:column-width="5.667cm" style:rel-column-width="21844*"/>
    </style:style>
    <style:style style:name="Tableau17.C" style:family="table-column">
      <style:table-column-properties style:column-width="5.667cm" style:rel-column-width="21846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C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6cm" style:rel-column-width="21840*"/>
    </style:style>
    <style:style style:name="Tableau18.B" style:family="table-column">
      <style:table-column-properties style:column-width="5.667cm" style:rel-column-width="21847*"/>
    </style:style>
    <style:style style:name="Tableau18.C" style:family="table-column">
      <style:table-column-properties style:column-width="5.667cm" style:rel-column-width="21848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6cm" style:rel-column-width="21840*"/>
    </style:style>
    <style:style style:name="Tableau19.B" style:family="table-column">
      <style:table-column-properties style:column-width="5.667cm" style:rel-column-width="21847*"/>
    </style:style>
    <style:style style:name="Tableau19.C" style:family="table-column">
      <style:table-column-properties style:column-width="5.667cm" style:rel-column-width="21848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C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5.666cm" style:rel-column-width="21840*"/>
    </style:style>
    <style:style style:name="Tableau20.B" style:family="table-column">
      <style:table-column-properties style:column-width="5.667cm" style:rel-column-width="21847*"/>
    </style:style>
    <style:style style:name="Tableau20.C" style:family="table-column">
      <style:table-column-properties style:column-width="5.667cm" style:rel-column-width="21848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C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6cm" style:rel-column-width="21840*"/>
    </style:style>
    <style:style style:name="Tableau21.B" style:family="table-column">
      <style:table-column-properties style:column-width="5.667cm" style:rel-column-width="21847*"/>
    </style:style>
    <style:style style:name="Tableau21.C" style:family="table-column">
      <style:table-column-properties style:column-width="5.667cm" style:rel-column-width="21848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C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5.667cm" style:rel-column-width="21845*"/>
    </style:style>
    <style:style style:name="Tableau22.B" style:family="table-column">
      <style:table-column-properties style:column-width="5.667cm" style:rel-column-width="21844*"/>
    </style:style>
    <style:style style:name="Tableau22.C" style:family="table-column">
      <style:table-column-properties style:column-width="5.667cm" style:rel-column-width="21846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C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5.666cm" style:rel-column-width="21840*"/>
    </style:style>
    <style:style style:name="Tableau23.B" style:family="table-column">
      <style:table-column-properties style:column-width="5.667cm" style:rel-column-width="21847*"/>
    </style:style>
    <style:style style:name="Tableau23.C" style:family="table-column">
      <style:table-column-properties style:column-width="5.667cm" style:rel-column-width="21848*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C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5.666cm" style:rel-column-width="21840*"/>
    </style:style>
    <style:style style:name="Tableau24.B" style:family="table-column">
      <style:table-column-properties style:column-width="5.667cm" style:rel-column-width="21847*"/>
    </style:style>
    <style:style style:name="Tableau24.C" style:family="table-column">
      <style:table-column-properties style:column-width="5.667cm" style:rel-column-width="21848*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C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none" fo:border-top="none" fo:border-bottom="0.002cm solid #000000"/>
    </style:style>
    <style:style style:name="Tableau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Segoe Script"/>
    </style:style>
    <style:style style:name="P2" style:family="paragraph" style:parent-style-name="Standard">
      <style:paragraph-properties fo:text-align="justify" style:justify-single-word="false"/>
      <style:text-properties style:font-name="Segoe Script"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Segoe Script"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Segoe Script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Segoe Script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Segoe Script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Segoe Script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cc" style:font-name="Segoe Script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Segoe Script"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color="#009900" style:font-name="Segoe Script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Segoe Script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Segoe Script" fo:font-size="15pt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Segoe Script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Segoe Script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Segoe Script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Segoe Script" fo:font-size="15pt" style:text-underline-style="none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Segoe Script" fo:font-size="15pt" style:font-size-asian="15pt" style:font-size-complex="15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Segoe Script" fo:font-size="15pt" fo:language="en" fo:country="US" style:font-size-asian="15pt" style:font-size-complex="15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Segoe Script" fo:font-size="15pt" fo:language="fr" fo:country="FR" style:font-size-asian="15pt" style:font-size-complex="15pt"/>
    </style:style>
    <style:style style:name="P20" style:family="paragraph" style:parent-style-name="Table_20_Contents">
      <style:paragraph-properties fo:text-align="justify" style:justify-single-word="false"/>
      <style:text-properties style:font-name="Segoe Script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Segoe Script" fo:font-size="15pt" style:font-size-asian="15pt" style:font-size-complex="15pt"/>
    </style:style>
    <style:style style:name="P22" style:family="paragraph" style:parent-style-name="Table_20_Contents">
      <style:paragraph-properties fo:text-align="justify" style:justify-single-word="false"/>
      <style:text-properties style:font-name="Segoe Script" fo:font-size="15pt" fo:language="en" fo:country="US" style:font-size-asian="15pt" style:font-size-complex="15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cc0000"/>
    </style:style>
    <style:style style:name="T5" style:family="text">
      <style:text-properties fo:color="#cc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usique :</text:span><text:span text:style-name="T4"> </text:span></text:p>
      <text:p text:style-name="P10">/!\ la (ou les) dernière(s) note(s) devrons êtres identiques (pour que la répétition sois mieux). Même si un exemple est utiliser plusieurs fois, les musiques ou sons devrons être différents.</text:p>
      <text:p text:style-name="P10"/>
      <text:p text:style-name="P8">Cinématique + système :<text:span text:style-name="T3"> </text:span></text:p>
      <text:p text:style-name="P3"/>
      <text:p text:style-name="P4">Écran titre et sauvegardes 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<text:span text:style-name="T2">Description :</text:span><text:span text:style-name="T1"> </text:span></text:p>
          </table:table-cell>
          <table:table-cell table:style-name="Tableau1.A1" office:value-type="string">
            <text:p text:style-name="P7">Exemple :</text:p>
          </table:table-cell>
          <table:table-cell table:style-name="Tableau1.C1" office:value-type="string">
            <text:p text:style-name="P11">Résultat :</text:p>
          </table:table-cell>
        </table:table-row>
        <table:table-row>
          <table:table-cell table:style-name="Tableau1.A2" office:value-type="string">
            <text:p text:style-name="P12"><draw:frame text:anchor-type="paragraph" draw:z-index="9" draw:style-name="gr2" svg:width="5.86cm" svg:height="2.911cm" svg:x="5.487cm" svg:y="1.464cm"><draw:plugin xlink:href="../../../../../../../MATO~1/Desktop/musiques/STEAMP~2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calme et rythmer, avec des percussions, de la flûte et d'autre instruments à vent.</text:p>
          </table:table-cell>
          <table:table-cell table:style-name="Tableau1.A2" office:value-type="string">
            <text:p text:style-name="P22">Steampunk Music - Sky Pirates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3"/>
      <text:p text:style-name="P4">Présentation du monde :</text:p>
      <text:p text:style-name="P4"><draw:frame text:anchor-type="paragraph" draw:z-index="22" draw:style-name="gr3" svg:width="5.875cm" svg:height="3.758cm" svg:x="11.252cm" svg:y="1.778cm"><draw:plugin xlink:href="../../../../../../../MATO~1/Desktop/projets/KATELO~1/jeux/musiques/CINMAT~1/CINMAT~2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<text:span text:style-name="T2">Description :</text:span><text:span text:style-name="T1"> </text:span></text:p>
          </table:table-cell>
          <table:table-cell table:style-name="Tableau2.A1" office:value-type="string">
            <text:p text:style-name="P7">Exemple :</text:p>
          </table:table-cell>
          <table:table-cell table:style-name="Tableau2.C1" office:value-type="string">
            <text:p text:style-name="P11">Résultat :</text:p>
          </table:table-cell>
        </table:table-row>
        <table:table-row>
          <table:table-cell table:style-name="Tableau2.A2" office:value-type="string">
            <text:p text:style-name="P3">Thème mystérieux, un peu pharaonesque ou maya.</text:p>
          </table:table-cell>
          <table:table-cell table:style-name="Tableau2.A2" office:value-type="string">
            <text:p text:style-name="P12"><draw:frame text:anchor-type="paragraph" draw:z-index="24" draw:style-name="gr4" svg:width="3.091cm" svg:height="2.065cm" svg:x="2.584cm" svg:y="1.489cm"><draw:plugin xlink:href="../../../../../../../MATO~1/Desktop/musiques/ANCIEN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Ancient Egyptian Music – Pharaoh Ramses II</text:p>
          </table:table-cell>
          <table:table-cell table:style-name="Tableau2.C2" office:value-type="string"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Grande guerre :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span text:style-name="T2">Description :</text:span><text:span text:style-name="T1"> </text:span></text:p>
          </table:table-cell>
          <table:table-cell table:style-name="Tableau3.A1" office:value-type="string">
            <text:p text:style-name="P7">Exemple :</text:p>
          </table:table-cell>
          <table:table-cell table:style-name="Tableau3.C1" office:value-type="string">
            <text:p text:style-name="P11">Résultat :</text:p>
          </table:table-cell>
        </table:table-row>
        <table:table-row>
          <table:table-cell table:style-name="Tableau3.A2" office:value-type="string">
            <text:p text:style-name="P12">Percussion, cloche et flûte aigu avec des bruit de métaux s'entrechoquant et gents qui cries.</text:p>
          </table:table-cell>
          <table:table-cell table:style-name="Tableau3.A2" office:value-type="string">
            <text:p text:style-name="P12"><draw:frame text:anchor-type="paragraph" draw:z-index="21" draw:style-name="gr5" svg:width="3.678cm" svg:height="2.943cm" svg:x="1.97cm" svg:y="2.261cm"><draw:plugin xlink:href="../../../../../../../MATO~1/Desktop/musiques/MOLGER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Legend of Zelda : Wind Waker – Molgera Battle Theme</text:p>
          </table:table-cell>
          <table:table-cell table:style-name="Tableau3.C2" office:value-type="string">
            <text:p text:style-name="P12"/>
          </table:table-cell>
        </table:table-row>
      </table:table>
      <text:p text:style-name="P5"/>
      <text:p text:style-name="P4">Réunion chefs :</text:p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6"><text:span text:style-name="T2">Description :</text:span><text:span text:style-name="T1"> </text:span></text:p>
          </table:table-cell>
          <table:table-cell table:style-name="Tableau7.A1" office:value-type="string">
            <text:p text:style-name="P7">Exemple :</text:p>
          </table:table-cell>
          <table:table-cell table:style-name="Tableau7.C1" office:value-type="string">
            <text:p text:style-name="P11">Résultat :</text:p>
          </table:table-cell>
        </table:table-row>
        <table:table-row>
          <table:table-cell table:style-name="Tableau7.A2" office:value-type="string">
            <text:p text:style-name="P3"><draw:frame text:anchor-type="paragraph" draw:z-index="25" draw:style-name="gr3" svg:width="5.848cm" svg:height="0.451cm" svg:x="5.493cm" svg:y="2.29cm"><draw:plugin xlink:href="../../../../../../../MATO~1/Desktop/musiques/TEMPLE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mystérieux, religieux, avec des chœurs.</text:p>
          </table:table-cell>
          <table:table-cell table:style-name="Tableau7.A2" office:value-type="string">
            <text:p text:style-name="P12">Zelda Ocarina Of Time Musique - Temple Du Temps</text:p>
          </table:table-cell>
          <table:table-cell table:style-name="Tableau7.C2" office:value-type="string">
            <text:p text:style-name="P1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nvironnement :</text:p>
      <text:p text:style-name="P3"/>
      <text:p text:style-name="P4">Tuto Nekarr-kkaby :</text:p>
      <text:p text:style-name="P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6"><text:span text:style-name="T2">Description :</text:span><text:span text:style-name="T1"> </text:span></text:p>
          </table:table-cell>
          <table:table-cell table:style-name="Tableau10.A1" office:value-type="string">
            <text:p text:style-name="P7">Exemple :</text:p>
          </table:table-cell>
          <table:table-cell table:style-name="Tableau10.C1" office:value-type="string">
            <text:p text:style-name="P11">Résultat :</text:p>
          </table:table-cell>
        </table:table-row>
        <table:table-row>
          <table:table-cell table:style-name="Tableau10.A2" office:value-type="string">
            <text:p text:style-name="P3"><draw:frame text:anchor-type="paragraph" draw:z-index="14" draw:style-name="gr3" svg:width="5.906cm" svg:height="3.811cm" svg:x="5.461cm" svg:y="1.432cm"><draw:plugin xlink:href="../../../../../../../MATO~1/Desktop/musiques/HOLLYW~1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grave et majestueux, rappelant l'aquatique et la glace avec des pointes aigus.</text:p>
          </table:table-cell>
          <table:table-cell table:style-name="Tableau10.A2" office:value-type="string">
            <text:p text:style-name="P12">Tai Reflections - Hollywood Console</text:p>
          </table:table-cell>
          <table:table-cell table:style-name="Tableau10.C2" office:value-type="string">
            <text:p text:style-name="P12"/>
          </table:table-cell>
        </table:table-row>
      </table:table>
      <text:p text:style-name="P5"/>
      <text:p text:style-name="P4">Tuto Sraëbllétih :</text:p>
      <text:p text:style-name="P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6"><text:span text:style-name="T2">Description :</text:span><text:span text:style-name="T1"> </text:span></text:p>
          </table:table-cell>
          <table:table-cell table:style-name="Tableau11.A1" office:value-type="string">
            <text:p text:style-name="P7">Exemple :</text:p>
          </table:table-cell>
          <table:table-cell table:style-name="Tableau11.C1" office:value-type="string">
            <text:p text:style-name="P11">Résultat :</text:p>
          </table:table-cell>
        </table:table-row>
        <table:table-row>
          <table:table-cell table:style-name="Tableau11.A2" office:value-type="string">
            <text:p text:style-name="P3"><draw:frame text:anchor-type="paragraph" draw:z-index="20" draw:style-name="gr3" svg:width="5.927cm" svg:height="3.017cm" svg:x="5.44cm" svg:y="1.411cm"><draw:plugin xlink:href="../../../../../../../MATO~1/Desktop/musiques/STEAMP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avec des bruit de machines à vapeurs, et de métaux qui s'entrechoquent.</text:p>
          </table:table-cell>
          <table:table-cell table:style-name="Tableau11.A2" office:value-type="string">
            <text:p text:style-name="P12">The Steampunk Game Music</text:p>
          </table:table-cell>
          <table:table-cell table:style-name="Tableau11.C2" office:value-type="string">
            <text:p text:style-name="P12"/>
          </table:table-cell>
        </table:table-row>
      </table:table>
      <text:p text:style-name="P5"/>
      <text:p text:style-name="P4">Tuto <text:span text:style-name="T6">Golèrochexploz </text:span>:</text:p>
      <text:p text:style-name="P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6"><text:span text:style-name="T2">Description :</text:span><text:span text:style-name="T1"> </text:span></text:p>
          </table:table-cell>
          <table:table-cell table:style-name="Tableau12.A1" office:value-type="string">
            <text:p text:style-name="P7">Exemple :</text:p>
          </table:table-cell>
          <table:table-cell table:style-name="Tableau12.C1" office:value-type="string">
            <text:p text:style-name="P11">Résultat :</text:p>
          </table:table-cell>
        </table:table-row>
        <table:table-row>
          <table:table-cell table:style-name="Tableau12.A2" office:value-type="string">
            <text:p text:style-name="P9"><draw:frame text:anchor-type="paragraph" draw:z-index="17" draw:style-name="gr3" svg:width="5.901cm" svg:height="1.271cm" svg:x="5.466cm" svg:y="1.416cm"><draw:plugin xlink:href="../../../../../../../MATO~1/Desktop/musiques/ODOLWA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avec des grosse percussions, et cuivres.</text:p>
          </table:table-cell>
          <table:table-cell table:style-name="Tableau12.A2" office:value-type="string">
            <text:p text:style-name="P9"><text:bookmark text:name="eow-title"/>Boss Odolwa Majora's Mask OST</text:p>
            <text:p text:style-name="P9"/>
          </table:table-cell>
          <table:table-cell table:style-name="Tableau12.C2" office:value-type="string">
            <text:p text:style-name="P12"/>
          </table:table-cell>
        </table:table-row>
      </table:table>
      <text:p text:style-name="P5"/>
      <text:p text:style-name="P4"><text:soft-page-break/>Tuto Ekniuplast :</text:p>
      <text:p text:style-name="P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6"><text:span text:style-name="T2">Description :</text:span><text:span text:style-name="T1"> </text:span></text:p>
          </table:table-cell>
          <table:table-cell table:style-name="Tableau13.A1" office:value-type="string">
            <text:p text:style-name="P7">Exemple :</text:p>
          </table:table-cell>
          <table:table-cell table:style-name="Tableau13.C1" office:value-type="string">
            <text:p text:style-name="P11">Résultat :</text:p>
          </table:table-cell>
        </table:table-row>
        <table:table-row>
          <table:table-cell table:style-name="Tableau13.A2" office:value-type="string">
            <text:p text:style-name="P3"><draw:frame text:anchor-type="paragraph" draw:z-index="16" draw:style-name="gr3" svg:width="5.875cm" svg:height="1.304cm" svg:x="5.466cm" svg:y="3.944cm"><draw:plugin xlink:href="../../../../../../../MATO~1/Desktop/musiques/TETRIS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orchestral, épic, guerrier, avec pleins d'instruments, surtout percussions et à vent.</text:p>
          </table:table-cell>
          <table:table-cell table:style-name="Tableau13.A2" office:value-type="string">
            <text:p text:style-name="P12">Tetris Orchestra Remix - Tetris "The Movie" Soundtrack Epic Orchestra</text:p>
          </table:table-cell>
          <table:table-cell table:style-name="Tableau13.C2" office:value-type="string">
            <text:p text:style-name="P12"/>
          </table:table-cell>
        </table:table-row>
      </table:table>
      <text:p text:style-name="P4"/>
      <text:p text:style-name="P4">Tuto Dyk Luzk :</text:p>
      <text:p text:style-name="P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6"><text:span text:style-name="T2">Description :</text:span><text:span text:style-name="T1"> </text:span></text:p>
          </table:table-cell>
          <table:table-cell table:style-name="Tableau14.A1" office:value-type="string">
            <text:p text:style-name="P7">Exemple :</text:p>
          </table:table-cell>
          <table:table-cell table:style-name="Tableau14.C1" office:value-type="string">
            <text:p text:style-name="P11">Résultat :</text:p>
          </table:table-cell>
        </table:table-row>
        <table:table-row>
          <table:table-cell table:style-name="Tableau14.A2" office:value-type="string">
            <text:p text:style-name="P3"><draw:frame text:anchor-type="paragraph" draw:z-index="15" draw:style-name="gr3" svg:width="5.862cm" svg:height="0.556cm" svg:x="5.479cm" svg:y="3.842cm"><draw:plugin xlink:href="../../../../../../../MATO~1/Desktop/musiques/MALLAD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énergique, avec de la flûte de pan, l'orgue, des violons, et des percussions.</text:p>
          </table:table-cell>
          <table:table-cell table:style-name="Tableau14.A2" office:value-type="string">
            <text:p text:style-name="P12">The Legend of Zelda: Spirit Tracks Music - Final Boss Battle Malladus Beast</text:p>
          </table:table-cell>
          <table:table-cell table:style-name="Tableau14.C2" office:value-type="string">
            <text:p text:style-name="P12"/>
          </table:table-cell>
        </table:table-row>
      </table:table>
      <text:p text:style-name="P4"/>
      <text:p text:style-name="P4">Maisons :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<text:span text:style-name="T2">Description :</text:span><text:span text:style-name="T1"> </text:span></text:p>
          </table:table-cell>
          <table:table-cell table:style-name="Tableau4.A1" office:value-type="string">
            <text:p text:style-name="P7">Exemple :</text:p>
          </table:table-cell>
          <table:table-cell table:style-name="Tableau4.C1" office:value-type="string">
            <text:p text:style-name="P11">Résultat :</text:p>
          </table:table-cell>
        </table:table-row>
        <table:table-row>
          <table:table-cell table:style-name="Tableau4.A2" office:value-type="string">
            <text:p text:style-name="P3"><draw:frame text:anchor-type="paragraph" draw:z-index="19" draw:style-name="gr3" svg:width="5.875cm" svg:height="2.991cm" svg:x="5.466cm" svg:y="2.272cm"><draw:plugin xlink:href="../../../../../../../MATO~1/Desktop/musiques/Scrapper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répétitif, pas très long, avec du xylophone et de la flûte, le tout synthétiser en 8, 16, ou 32 bit.</text:p>
          </table:table-cell>
          <table:table-cell table:style-name="Tableau4.A2" office:value-type="string">
            <text:p text:style-name="P12">Scrapper - The Legend of Zelda- Skyward Sword</text:p>
          </table:table-cell>
          <table:table-cell table:style-name="Tableau4.C2" office:value-type="string">
            <text:p text:style-name="P12"/>
          </table:table-cell>
        </table:table-row>
      </table:table>
      <text:p text:style-name="P4"/>
      <text:p text:style-name="P4"><text:soft-page-break/>Stimissy :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6"><text:span text:style-name="T2">Description :</text:span><text:span text:style-name="T1"> </text:span></text:p>
          </table:table-cell>
          <table:table-cell table:style-name="Tableau5.A1" office:value-type="string">
            <text:p text:style-name="P7">Exemple :</text:p>
          </table:table-cell>
          <table:table-cell table:style-name="Tableau5.C1" office:value-type="string">
            <text:p text:style-name="P11">Résultat :</text:p>
          </table:table-cell>
        </table:table-row>
        <table:table-row>
          <table:table-cell table:style-name="Tableau5.A2" office:value-type="string">
            <text:p text:style-name="P3"><draw:frame text:anchor-type="paragraph" draw:z-index="11" draw:style-name="gr1" svg:width="5.966cm" svg:height="1.403cm" svg:x="5.408cm" svg:y="1.378cm"><draw:plugin xlink:href="../../../../../../../MATO~1/Desktop/musiques/STEAMP~3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steampunk, avec de la flûte et des percussions</text:p>
          </table:table-cell>
          <table:table-cell table:style-name="Tableau5.A2" office:value-type="string">
            <text:p text:style-name="P12">Steampunk Music - Steam Mechanics</text:p>
          </table:table-cell>
          <table:table-cell table:style-name="Tableau5.C2" office:value-type="string">
            <text:p text:style-name="P12"/>
          </table:table-cell>
        </table:table-row>
      </table:table>
      <text:p text:style-name="P4"/>
      <text:p text:style-name="P4">Taverne :</text:p>
      <text:p text:style-name="P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P6"><text:span text:style-name="T2">Description :</text:span><text:span text:style-name="T1"> </text:span></text:p>
          </table:table-cell>
          <table:table-cell table:style-name="Tableau17.A1" office:value-type="string">
            <text:p text:style-name="P7">Exemple :</text:p>
          </table:table-cell>
          <table:table-cell table:style-name="Tableau17.C1" office:value-type="string">
            <text:p text:style-name="P11">Résultat :</text:p>
          </table:table-cell>
        </table:table-row>
        <table:table-row>
          <table:table-cell table:style-name="Tableau17.A2" office:value-type="string">
            <text:p text:style-name="P3">Thème calme et réconfortant avec de la flûte et du banjo.</text:p>
          </table:table-cell>
          <table:table-cell table:style-name="Tableau17.A2" office:value-type="string">
            <text:p text:style-name="P22"><draw:frame text:anchor-type="paragraph" draw:z-index="8" draw:style-name="gr1" svg:width="3.955cm" svg:height="2.091cm" svg:x="1.78cm" svg:y="1.466cm"><draw:plugin xlink:href="../../../../../../../MATO~1/Desktop/musiques/NI5177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Nitrome Music- Canopy - Track 2 (game)</text:p>
          </table:table-cell>
          <table:table-cell table:style-name="Tableau17.C2" office:value-type="string">
            <text:p text:style-name="P12"/>
          </table:table-cell>
        </table:table-row>
      </table:table>
      <text:p text:style-name="P4"/>
      <text:p text:style-name="P4">Combats à Stimissy :</text:p>
      <text:p text:style-name="P4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row>
          <table:table-cell table:style-name="Tableau22.A1" office:value-type="string">
            <text:p text:style-name="P6"><text:span text:style-name="T2">Description :</text:span><text:span text:style-name="T1"> </text:span></text:p>
          </table:table-cell>
          <table:table-cell table:style-name="Tableau22.A1" office:value-type="string">
            <text:p text:style-name="P7">Exemple :</text:p>
          </table:table-cell>
          <table:table-cell table:style-name="Tableau22.C1" office:value-type="string">
            <text:p text:style-name="P11">Résultat :</text:p>
          </table:table-cell>
        </table:table-row>
        <table:table-row>
          <table:table-cell table:style-name="Tableau22.A2" office:value-type="string">
            <text:p text:style-name="P3"><draw:frame text:anchor-type="paragraph" draw:z-index="26" draw:style-name="gr1" svg:width="5.86cm" svg:height="1.324cm" svg:x="5.487cm" svg:y="1.404cm"><draw:plugin xlink:href="../../../../../../../MATO~1/Desktop/musiques/ST88DC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<draw:frame text:anchor-type="paragraph" draw:z-index="12" draw:style-name="gr2" svg:width="5.86cm" svg:height="1.324cm" svg:x="5.487cm" svg:y="1.404cm"><draw:plugin xlink:href="../../../../../../../MATO~1/Desktop/musiques/ST88DC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des castagnettes, de la flûte et du banjo.</text:p>
          </table:table-cell>
          <table:table-cell table:style-name="Tableau22.A2" office:value-type="string">
            <text:p text:style-name="P12">Steampunk Music - Steam Adventure</text:p>
          </table:table-cell>
          <table:table-cell table:style-name="Tableau22.C2" office:value-type="string">
            <text:p text:style-name="P12"/>
          </table:table-cell>
        </table:table-row>
      </table:table>
      <text:p text:style-name="P4"/>
      <text:p text:style-name="P4">Apparition Déprask :</text:p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6"><text:span text:style-name="T2">Description :</text:span><text:span text:style-name="T1"> </text:span></text:p>
          </table:table-cell>
          <table:table-cell table:style-name="Tableau6.A1" office:value-type="string">
            <text:p text:style-name="P7">Exemple :</text:p>
          </table:table-cell>
          <table:table-cell table:style-name="Tableau6.C1" office:value-type="string">
            <text:p text:style-name="P11">Résultat :</text:p>
          </table:table-cell>
        </table:table-row>
        <table:table-row>
          <table:table-cell table:style-name="Tableau6.A2" office:value-type="string">
            <text:p text:style-name="P3">Thème froid, malsain, macabre, aigu, en 8 ou 16 <text:soft-page-break/>bit.</text:p>
          </table:table-cell>
          <table:table-cell table:style-name="Tableau6.A2" office:value-type="string">
            <text:p text:style-name="P12"><draw:frame text:anchor-type="paragraph" draw:z-index="23" draw:style-name="gr4" svg:width="3.096cm" svg:height="1.377cm" svg:x="2.605cm" svg:y="1.339cm"><draw:plugin xlink:href="../../../../../../../MATO~1/Desktop/musiques/TOURPO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Pokemon Rouge Musique - Tour Pokemon </text:p>
          </table:table-cell>
          <table:table-cell table:style-name="Tableau6.C2" office:value-type="string">
            <text:p text:style-name="P12"/>
          </table:table-cell>
        </table:table-row>
      </table:table>
      <text:p text:style-name="P4"/>
      <text:p text:style-name="P4">Combats contre Déprask:</text:p>
      <text:p text:style-name="P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6"><text:span text:style-name="T2">Description :</text:span><text:span text:style-name="T1"> </text:span></text:p>
          </table:table-cell>
          <table:table-cell table:style-name="Tableau8.A1" office:value-type="string">
            <text:p text:style-name="P7">Exemple :</text:p>
          </table:table-cell>
          <table:table-cell table:style-name="Tableau8.C1" office:value-type="string">
            <text:p text:style-name="P11">Résultat :</text:p>
          </table:table-cell>
        </table:table-row>
        <table:table-row>
          <table:table-cell table:style-name="Tableau8.A2" office:value-type="string">
            <text:p text:style-name="P3"><draw:frame text:anchor-type="paragraph" draw:z-index="4" draw:style-name="gr1" svg:width="5.887cm" svg:height="4.657cm" svg:x="5.461cm" svg:y="1.423cm"><draw:plugin xlink:href="../../../../../../../MATO~1/Desktop/musiques/ROUNDT~1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épic, énergique un peu « western » avec du violon, des effets sonores et de la guitare électrique.</text:p>
          </table:table-cell>
          <table:table-cell table:style-name="Tableau8.A2" office:value-type="string">
            <text:p text:style-name="P12">Round table Rival - Lindsey Stirling</text:p>
          </table:table-cell>
          <table:table-cell table:style-name="Tableau8.C2" office:value-type="string">
            <text:p text:style-name="P1"/>
          </table:table-cell>
        </table:table-row>
      </table:table>
      <text:p text:style-name="P4"/>
      <text:p text:style-name="P4">Dans le nuage :</text:p>
      <text:p text:style-name="P4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"><text:span text:style-name="T2">Description :</text:span><text:span text:style-name="T1"> </text:span></text:p>
          </table:table-cell>
          <table:table-cell table:style-name="Tableau9.A1" office:value-type="string">
            <text:p text:style-name="P7">Exemple :</text:p>
          </table:table-cell>
          <table:table-cell table:style-name="Tableau9.C1" office:value-type="string">
            <text:p text:style-name="P11">Résultat :</text:p>
          </table:table-cell>
        </table:table-row>
        <table:table-row>
          <table:table-cell table:style-name="Tableau9.A2" office:value-type="string">
            <text:p text:style-name="P3">Thème en 8 ou 16 bit, avec légère percussions, et synthétiseur.</text:p>
          </table:table-cell>
          <table:table-cell table:style-name="Tableau9.A2" office:value-type="string">
            <text:p text:style-name="P12"><draw:frame text:anchor-type="paragraph" draw:z-index="18" draw:style-name="gr4" svg:width="3.837cm" svg:height="1.297cm" svg:x="1.866cm" svg:y="2.256cm"><draw:plugin xlink:href="../../../../../../../MATO~1/Desktop/musiques/JEAN-M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Loki-Thaehan - Jean-Michel Crapaud (8-bit remix)</text:p>
          </table:table-cell>
          <table:table-cell table:style-name="Tableau9.C2" office:value-type="string">
            <text:p text:style-name="P12"/>
          </table:table-cell>
        </table:table-row>
      </table:table>
      <text:p text:style-name="P1"/>
      <text:p text:style-name="P4">Volkobil infecté :</text:p>
      <text:p text:style-name="P4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6"><text:span text:style-name="T2">Description :</text:span><text:span text:style-name="T1"> </text:span></text:p>
          </table:table-cell>
          <table:table-cell table:style-name="Tableau16.A1" office:value-type="string">
            <text:p text:style-name="P7">Exemple :</text:p>
          </table:table-cell>
          <table:table-cell table:style-name="Tableau16.C1" office:value-type="string">
            <text:p text:style-name="P11">Résultat :</text:p>
          </table:table-cell>
        </table:table-row>
        <table:table-row>
          <table:table-cell table:style-name="Tableau16.A2" office:value-type="string">
            <text:p text:style-name="P9"><draw:frame text:anchor-type="paragraph" draw:z-index="10" draw:style-name="gr2" svg:width="5.86cm" svg:height="2.047cm" svg:x="5.487cm" svg:y="2.367cm"><draw:plugin xlink:href="../../../../../../../MATO~1/Desktop/musiques/NITROM~2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bizarre, effrayant, et ridicule à la fois, synthétiser avec des sifflement et de <text:soft-page-break/>la batterie.</text:p>
          </table:table-cell>
          <table:table-cell table:style-name="Tableau16.A2" office:value-type="string">
            <text:p text:style-name="P18">Nitrome Music - Cheese Dreams (Menu)</text:p>
          </table:table-cell>
          <table:table-cell table:style-name="Tableau16.C2" office:value-type="string">
            <text:p text:style-name="P12"/>
          </table:table-cell>
        </table:table-row>
      </table:table>
      <text:p text:style-name="P4"/>
      <text:p text:style-name="P4">Moluskens (extérieur):</text:p>
      <text:p text:style-name="P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6"><text:span text:style-name="T2">Description :</text:span><text:span text:style-name="T1"> </text:span></text:p>
          </table:table-cell>
          <table:table-cell table:style-name="Tableau18.A1" office:value-type="string">
            <text:p text:style-name="P7">Exemple :</text:p>
          </table:table-cell>
          <table:table-cell table:style-name="Tableau18.C1" office:value-type="string">
            <text:p text:style-name="P11">Résultat :</text:p>
          </table:table-cell>
        </table:table-row>
        <table:table-row>
          <table:table-cell table:style-name="Tableau18.A2" office:value-type="string">
            <text:p text:style-name="P9"><draw:frame text:anchor-type="paragraph" draw:z-index="7" draw:style-name="gr2" svg:width="5.862cm" svg:height="3.758cm" svg:x="5.512cm" svg:y="1.49cm"><draw:plugin xlink:href="../../../../../../../MATO~1/Desktop/musiques/NI281C~1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calme avec de la trompette, des castagnettes, de la guitare et des bruitage de vague et de mouettes.</text:p>
          </table:table-cell>
          <table:table-cell table:style-name="Tableau18.A2" office:value-type="string">
            <text:p text:style-name="P18">Nitrome Music- Roly Poly (Game)</text:p>
          </table:table-cell>
          <table:table-cell table:style-name="Tableau18.C2" office:value-type="string">
            <text:p text:style-name="P12"/>
          </table:table-cell>
        </table:table-row>
      </table:table>
      <text:p text:style-name="P4"/>
      <text:p text:style-name="P4">Moluskens (sous-marin) :</text:p>
      <text:p text:style-name="P4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row>
          <table:table-cell table:style-name="Tableau19.A1" office:value-type="string">
            <text:p text:style-name="P6"><text:span text:style-name="T2">Description :</text:span><text:span text:style-name="T1"> </text:span></text:p>
          </table:table-cell>
          <table:table-cell table:style-name="Tableau19.A1" office:value-type="string">
            <text:p text:style-name="P7">Exemple :</text:p>
          </table:table-cell>
          <table:table-cell table:style-name="Tableau19.C1" office:value-type="string">
            <text:p text:style-name="P11">Résultat :</text:p>
          </table:table-cell>
        </table:table-row>
        <table:table-row>
          <table:table-cell table:style-name="Tableau19.A2" office:value-type="string">
            <text:p text:style-name="P9"><draw:frame text:anchor-type="paragraph" draw:z-index="5" draw:style-name="gr1" svg:width="5.906cm" svg:height="2.091cm" svg:x="5.435cm" svg:y="1.446cm"><draw:plugin xlink:href="../../../../../../../MATO~1/Desktop/musiques/PARADI~1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calme avec de la flûte de pan et beaucoup d'effet sonore sous marin.</text:p>
          </table:table-cell>
          <table:table-cell table:style-name="Tableau19.A2" office:value-type="string">
            <text:p text:style-name="P19">Paradis Des Mers (musique)</text:p>
          </table:table-cell>
          <table:table-cell table:style-name="Tableau19.C2" office:value-type="string">
            <text:p text:style-name="P12"/>
          </table:table-cell>
        </table:table-row>
      </table:table>
      <text:p text:style-name="P4"/>
      <text:p text:style-name="P4">Grottes glaciales des réfugiés :</text:p>
      <text:p text:style-name="P4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6"><draw:frame text:anchor-type="paragraph" draw:z-index="6" draw:style-name="gr2" svg:width="5.933cm" svg:height="4.578cm" svg:x="11.123cm" svg:y="0.861cm"><draw:plugin xlink:href="../../../../../../../MATO~1/Desktop/projets/KATELO~1/jeux/musiques/ENVIRO~1/GROTTE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<text:span text:style-name="T2">Description :</text:span><text:span text:style-name="T1"> </text:span></text:p>
          </table:table-cell>
          <table:table-cell table:style-name="Tableau20.A1" office:value-type="string">
            <text:p text:style-name="P7">Exemple :</text:p>
          </table:table-cell>
          <table:table-cell table:style-name="Tableau20.C1" office:value-type="string">
            <text:p text:style-name="P11">Résultat :</text:p>
          </table:table-cell>
        </table:table-row>
        <table:table-row>
          <table:table-cell table:style-name="Tableau20.A2" office:value-type="string">
            <text:p text:style-name="P9"><draw:frame text:anchor-type="paragraph" draw:z-index="3" draw:style-name="gr1" svg:width="5.913cm" svg:height="2.206cm" svg:x="5.487cm" svg:y="2.187cm"><draw:plugin xlink:href="../../../../../../../MATO~1/Desktop/musiques/CAVERN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froid, sombre, avec du xylophone et caverneux (les notes résonnent).</text:p>
          </table:table-cell>
          <table:table-cell table:style-name="Tableau20.A2" office:value-type="string">
            <text:p text:style-name="P19">Zelda Ocarina Of Time Musique - Caverne Polaire</text:p>
          </table:table-cell>
          <table:table-cell table:style-name="Tableau20.C2" office:value-type="string">
            <text:p text:style-name="P12"/>
          </table:table-cell>
        </table:table-row>
      </table:table>
      <text:p text:style-name="P4"><text:soft-page-break/>Combats à Moluskens :</text:p>
      <text:p text:style-name="P4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row>
          <table:table-cell table:style-name="Tableau24.A1" office:value-type="string">
            <text:p text:style-name="P6"><text:span text:style-name="T2">Description :</text:span><text:span text:style-name="T1"> </text:span></text:p>
          </table:table-cell>
          <table:table-cell table:style-name="Tableau24.A1" office:value-type="string">
            <text:p text:style-name="P7">Exemple :</text:p>
          </table:table-cell>
          <table:table-cell table:style-name="Tableau24.C1" office:value-type="string">
            <text:p text:style-name="P11">Résultat :</text:p>
          </table:table-cell>
        </table:table-row>
        <table:table-row>
          <table:table-cell table:style-name="Tableau24.A2" office:value-type="string">
            <text:p text:style-name="P9"><draw:frame text:anchor-type="paragraph" draw:z-index="1" draw:style-name="gr1" svg:width="5.887cm" svg:height="2.991cm" svg:x="5.461cm" svg:y="1.393cm"><draw:plugin xlink:href="../../../../../../../MATO~1/Desktop/musiques/BATTLE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rapide avec du synthétique, de la guitare électrique et de la batterie.</text:p>
          </table:table-cell>
          <table:table-cell table:style-name="Tableau24.A2" office:value-type="string">
            <text:p text:style-name="P18">Battle Themes Atelier Iris</text:p>
          </table:table-cell>
          <table:table-cell table:style-name="Tableau24.C2" office:value-type="string">
            <text:p text:style-name="P12"/>
          </table:table-cell>
        </table:table-row>
      </table:table>
      <text:p text:style-name="P4"/>
      <text:p text:style-name="P4">Centrale de Volkobil :</text:p>
      <text:p text:style-name="P4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>
          <table:table-cell table:style-name="Tableau21.A1" office:value-type="string">
            <text:p text:style-name="P6"><text:span text:style-name="T2">Description :</text:span><text:span text:style-name="T1"> </text:span></text:p>
          </table:table-cell>
          <table:table-cell table:style-name="Tableau21.A1" office:value-type="string">
            <text:p text:style-name="P7">Exemple :</text:p>
          </table:table-cell>
          <table:table-cell table:style-name="Tableau21.C1" office:value-type="string">
            <text:p text:style-name="P11">Résultat :</text:p>
          </table:table-cell>
        </table:table-row>
        <table:table-row>
          <table:table-cell table:style-name="Tableau21.A2" office:value-type="string">
            <text:p text:style-name="P9"><draw:frame text:anchor-type="paragraph" draw:z-index="2" draw:style-name="gr2" svg:width="5.887cm" svg:height="2.144cm" svg:x="5.461cm" svg:y="3.933cm"><draw:plugin xlink:href="../../../../../../../MATO~1/Desktop/musiques/HUMANO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ème qui inspire la méfiance. Avec du violon, du piano, des percussions, de l'électro, et des chœurs.</text:p>
          </table:table-cell>
          <table:table-cell table:style-name="Tableau21.A2" office:value-type="string">
            <text:p text:style-name="P18">Humano Mechanicus Steampunk/Cyberpunk/Dieselpunk Music RPG</text:p>
          </table:table-cell>
          <table:table-cell table:style-name="Tableau21.C2" office:value-type="string">
            <text:p text:style-name="P12"/>
          </table:table-cell>
        </table:table-row>
      </table:table>
      <text:p text:style-name="P4"/>
      <text:p text:style-name="P4">Mag-ZionX, Robot en fusion :</text:p>
      <text:p text:style-name="P4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>
          <table:table-cell table:style-name="Tableau23.A1" office:value-type="string">
            <text:p text:style-name="P6"><text:span text:style-name="T2">Description :</text:span><text:span text:style-name="T1"> </text:span></text:p>
          </table:table-cell>
          <table:table-cell table:style-name="Tableau23.A1" office:value-type="string">
            <text:p text:style-name="P7">Exemple :</text:p>
          </table:table-cell>
          <table:table-cell table:style-name="Tableau23.C1" office:value-type="string">
            <text:p text:style-name="P11">Résultat :</text:p>
          </table:table-cell>
        </table:table-row>
        <table:table-row>
          <table:table-cell table:style-name="Tableau23.A2" office:value-type="string">
            <text:p text:style-name="P9"><draw:frame text:anchor-type="paragraph" draw:z-index="0" draw:style-name="gr1" svg:width="5.86cm" svg:height="1.359cm" svg:x="5.487cm" svg:y="3.898cm"><draw:plugin xlink:href="../../../../../../../MATO~1/Desktop/musiques/CRAGMA~1.MP3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Theme violant, avec des cymbales, des cloches, de la trompette, et des effets sonores de fuite de vapeurs, et <text:soft-page-break/>de feu.</text:p>
          </table:table-cell>
          <table:table-cell table:style-name="Tableau23.A2" office:value-type="string">
            <text:p text:style-name="P18">The Legend of Zelda: Spirit Tracks - Cragma, Lava Lord (Theme 2) Extended</text:p>
          </table:table-cell>
          <table:table-cell table:style-name="Tableau23.C2" office:value-type="string">
            <text:p text:style-name="P12"/>
          </table:table-cell>
        </table:table-row>
      </table:table>
      <text:p text:style-name="P4"/>
      <text:p text:style-name="P4">Volkobil :</text:p>
      <text:p text:style-name="P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6"><text:span text:style-name="T2">Description :</text:span><text:span text:style-name="T1"> </text:span></text:p>
          </table:table-cell>
          <table:table-cell table:style-name="Tableau15.A1" office:value-type="string">
            <text:p text:style-name="P7">Exemple :</text:p>
          </table:table-cell>
          <table:table-cell table:style-name="Tableau15.C1" office:value-type="string">
            <text:p text:style-name="P11">Résultat :</text:p>
          </table:table-cell>
        </table:table-row>
        <table:table-row>
          <table:table-cell table:style-name="Tableau15.A2" office:value-type="string">
            <text:p text:style-name="P9"><draw:frame text:anchor-type="paragraph" draw:z-index="13" draw:style-name="gr1" svg:width="5.896cm" svg:height="2.961cm" svg:x="5.479cm" svg:y="2.237cm"><draw:plugin xlink:href="../../../../../../../MATO~1/Desktop/musiques/DSERTD~1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ème calme et rythmer par des son de métaux s'entrechoquant, avec de la flûte de pan.</text:p>
          </table:table-cell>
          <table:table-cell table:style-name="Tableau15.A2" office:value-type="string">
            <text:p text:style-name="P9">Zelda Skyward Sword - Désert de Lanelle (Passé)</text:p>
          </table:table-cell>
          <table:table-cell table:style-name="Tableau15.C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1T20:12:54.07</meta:creation-date>
    <dc:date>2015-12-08T11:54:04.71</dc:date>
    <meta:editing-duration>P1DT16H22M6S</meta:editing-duration>
    <meta:editing-cycles>185</meta:editing-cycles>
    <meta:generator>OpenOffice/4.1.1$Win32 OpenOffice.org_project/411m6$Build-9775</meta:generator>
    <meta:document-statistic meta:table-count="24" meta:image-count="0" meta:object-count="0" meta:page-count="9" meta:paragraph-count="148" meta:word-count="744" meta:character-count="4371"/>
  </office:meta>
</office:document-meta>
</file>